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fo:font-size="12pt" officeooo:rsid="00067be7" officeooo:paragraph-rsid="00067be7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fo:color="#000000" loext:opacity="100%" fo:font-size="12pt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color="#000000" loext:opacity="100%" fo:font-size="12pt" officeooo:rsid="0007b383" officeooo:paragraph-rsid="0007b383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fo:font-size="12pt" officeooo:rsid="00085272" officeooo:paragraph-rsid="00085272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fo:font-size="12pt" officeooo:rsid="000ae202" officeooo:paragraph-rsid="000ae202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fo:font-size="12pt" officeooo:rsid="001a7904" officeooo:paragraph-rsid="001a7904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fo:font-size="12pt" officeooo:rsid="0007b383" officeooo:paragraph-rsid="0007b383" fo:background-color="transparen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fo:font-size="12pt" officeooo:rsid="000aabe6" officeooo:paragraph-rsid="000aabe6" fo:background-color="transparen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fo:font-size="12pt" fo:background-color="transparen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fo:font-size="12pt" officeooo:rsid="00085272" officeooo:paragraph-rsid="00085272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fo:font-size="12pt" officeooo:rsid="000ae202" officeooo:paragraph-rsid="000ae202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067be7" officeooo:paragraph-rsid="00067be7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0ae202" officeooo:paragraph-rsid="000ae20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666666" loext:opacity="100%" fo:font-size="12pt" officeooo:rsid="000ae202" officeooo:paragraph-rsid="000c039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04d22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14e1d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0c039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0f06f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42ab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04d228" officeooo:paragraph-rsid="0004d228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0d5ea7" officeooo:paragraph-rsid="000d5ea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0ae202" officeooo:paragraph-rsid="00067be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0ae202" officeooo:paragraph-rsid="000d5ea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2c78d" officeooo:paragraph-rsid="0012c78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5761a" officeooo:paragraph-rsid="0015761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8d8ee" officeooo:paragraph-rsid="0018d8ee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0ae202" officeooo:paragraph-rsid="000d5ea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2pt" officeooo:rsid="000d5ea7" officeooo:paragraph-rsid="000c0394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font-size="12pt" officeooo:rsid="000f543a" officeooo:paragraph-rsid="000f06fd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font-size="12pt" officeooo:rsid="00113e76" officeooo:paragraph-rsid="000f06fd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2pt" officeooo:rsid="00142ab7" officeooo:paragraph-rsid="0012c78d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2pt" officeooo:rsid="0014e1d7" officeooo:paragraph-rsid="00142ab7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size="12pt" officeooo:rsid="0015761a" officeooo:paragraph-rsid="0015761a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fo:font-size="12pt" officeooo:rsid="001771bf" officeooo:paragraph-rsid="0015761a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ize="12pt" officeooo:rsid="0018d8ee" officeooo:paragraph-rsid="0018d8ee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2pt" officeooo:rsid="00198738" officeooo:paragraph-rsid="0018d8ee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font-size="12pt" officeooo:rsid="00198738" officeooo:paragraph-rsid="00198738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fo:font-size="12pt" officeooo:rsid="001b9931" officeooo:paragraph-rsid="001b9931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officeooo:paragraph-rsid="0018d8ee"/>
    </style:style>
    <style:style style:name="P41" style:family="paragraph" style:parent-style-name="Standard">
      <style:paragraph-properties fo:text-align="justify" style:justify-single-word="false"/>
      <style:text-properties officeooo:paragraph-rsid="001b9931"/>
    </style:style>
    <style:style style:name="P42" style:family="paragraph" style:parent-style-name="Standard">
      <style:paragraph-properties fo:text-align="justify" style:justify-single-word="false"/>
      <style:text-properties officeooo:paragraph-rsid="001d2345"/>
    </style:style>
    <style:style style:name="P43" style:family="paragraph" style:parent-style-name="Standard">
      <style:paragraph-properties fo:text-align="justify" style:justify-single-word="false"/>
      <style:text-properties officeooo:rsid="001d2345" officeooo:paragraph-rsid="001d2345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fo:font-size="12pt" officeooo:rsid="001b9931" officeooo:paragraph-rsid="001b9931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fo:font-size="12pt" officeooo:rsid="001d2345" officeooo:paragraph-rsid="001d2345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font-size="12pt" officeooo:rsid="0020cb8d" officeooo:paragraph-rsid="0020cb8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fo:font-size="12pt" officeooo:rsid="00235595" officeooo:paragraph-rsid="00235595" style:font-size-asian="12pt" style:font-size-complex="12pt"/>
    </style:style>
    <style:style style:name="T1" style:family="text">
      <style:text-properties officeooo:rsid="000aabe6"/>
    </style:style>
    <style:style style:name="T2" style:family="text">
      <style:text-properties officeooo:rsid="000d5ea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c0394"/>
    </style:style>
    <style:style style:name="T5" style:family="text">
      <style:text-properties fo:color="#000000" loext:opacity="100%" officeooo:rsid="00150a73"/>
    </style:style>
    <style:style style:name="T6" style:family="text">
      <style:text-properties fo:color="#000000" loext:opacity="100%" officeooo:rsid="000d5ea7"/>
    </style:style>
    <style:style style:name="T7" style:family="text">
      <style:text-properties fo:color="#000000" loext:opacity="100%" officeooo:rsid="000f06fd"/>
    </style:style>
    <style:style style:name="T8" style:family="text">
      <style:text-properties fo:color="#000000" loext:opacity="100%" officeooo:rsid="000f543a"/>
    </style:style>
    <style:style style:name="T9" style:family="text">
      <style:text-properties fo:color="#000000" loext:opacity="100%" officeooo:rsid="00113e76"/>
    </style:style>
    <style:style style:name="T10" style:family="text">
      <style:text-properties fo:color="#000000" loext:opacity="100%" officeooo:rsid="00142ab7"/>
    </style:style>
    <style:style style:name="T11" style:family="text">
      <style:text-properties fo:color="#000000" loext:opacity="100%" officeooo:rsid="00148c3a"/>
    </style:style>
    <style:style style:name="T12" style:family="text">
      <style:text-properties fo:color="#000000" loext:opacity="100%" officeooo:rsid="0014e1d7"/>
    </style:style>
    <style:style style:name="T13" style:family="text">
      <style:text-properties fo:color="#000000" loext:opacity="100%" officeooo:rsid="001771bf"/>
    </style:style>
    <style:style style:name="T14" style:family="text">
      <style:text-properties fo:color="#000000" loext:opacity="100%" officeooo:rsid="00198738"/>
    </style:style>
    <style:style style:name="T15" style:family="text">
      <style:text-properties fo:color="#000000" loext:opacity="100%" officeooo:rsid="001a7904"/>
    </style:style>
    <style:style style:name="T16" style:family="text">
      <style:text-properties fo:color="#000000" loext:opacity="100%" fo:font-size="12pt" style:font-size-asian="12pt" style:font-size-complex="12pt"/>
    </style:style>
    <style:style style:name="T17" style:family="text">
      <style:text-properties fo:color="#000000" loext:opacity="100%" fo:font-size="12pt" officeooo:rsid="0018d8ee" style:font-size-asian="12pt" style:font-size-complex="12pt"/>
    </style:style>
    <style:style style:name="T18" style:family="text">
      <style:text-properties fo:color="#000000" loext:opacity="100%" fo:font-size="12pt" officeooo:rsid="001a7904" style:font-size-asian="12pt" style:font-size-complex="12pt"/>
    </style:style>
    <style:style style:name="T19" style:family="text">
      <style:text-properties fo:color="#000000" loext:opacity="100%" fo:font-size="12pt" officeooo:rsid="001b9931" style:font-size-asian="12pt" style:font-size-complex="12pt"/>
    </style:style>
    <style:style style:name="T20" style:family="text">
      <style:text-properties fo:color="#000000" loext:opacity="100%" fo:font-size="12pt" officeooo:rsid="001d2345" style:font-size-asian="12pt" style:font-size-complex="12pt"/>
    </style:style>
    <style:style style:name="T21" style:family="text">
      <style:text-properties fo:color="#000000" loext:opacity="100%" fo:font-size="12pt" officeooo:rsid="001fea17" style:font-size-asian="12pt" style:font-size-complex="12pt"/>
    </style:style>
    <style:style style:name="T22" style:family="text">
      <style:text-properties fo:color="#000000" loext:opacity="100%" officeooo:rsid="001e2291"/>
    </style:style>
    <style:style style:name="T23" style:family="text">
      <style:text-properties officeooo:rsid="00113e76"/>
    </style:style>
    <style:style style:name="T24" style:family="text">
      <style:text-properties officeooo:rsid="0014e1d7"/>
    </style:style>
    <style:style style:name="T25" style:family="text">
      <style:text-properties officeooo:rsid="00150a73"/>
    </style:style>
    <style:style style:name="T26" style:family="text">
      <style:text-properties officeooo:rsid="000340ab"/>
    </style:style>
    <style:style style:name="T27" style:family="text">
      <style:text-properties officeooo:rsid="0004d228"/>
    </style:style>
    <style:style style:name="T28" style:family="text">
      <style:text-properties officeooo:rsid="00067be7"/>
    </style:style>
    <style:style style:name="T29" style:family="text">
      <style:text-properties officeooo:rsid="0007b383"/>
    </style:style>
    <style:style style:name="T30" style:family="text">
      <style:text-properties officeooo:rsid="001b9931"/>
    </style:style>
    <style:style style:name="T31" style:family="text">
      <style:text-properties officeooo:rsid="001dd533"/>
    </style:style>
    <style:style style:name="T32" style:family="text">
      <style:text-properties officeooo:rsid="00235595"/>
    </style:style>
    <style:style style:name="T3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6">C</text:span><text:span text:style-name="T27">omo ya hemos comentado, el </text:span><text:span text:style-name="T1">propósito del artículo es</text:span><text:span text:style-name="T27"> violar el menor número de preferencias posible</text:span><text:span text:style-name="T1">s dadas unas votaciones, o hacer una clasificación “más justa” dados los resultados de una competición</text:span><text:span text:style-name="T27">. </text:span><text:span text:style-name="T25">En el artículo </text:span><text:span text:style-name="T24">emp</text:span><text:span text:style-name="T25">ieza</text:span><text:span text:style-name="T24"> con </text:span><text:span text:style-name="T25">los</text:span><text:span text:style-name="T24"> resultados de una votación, </text:span><text:span text:style-name="T25">e</text:span><text:span text:style-name="T24"> intentar llegar a un método que clasifique estos resultados con las co</text:span><text:span text:style-name="T25">ndiciones que buscamos.</text:span></text:p>
      <text:p text:style-name="P17"/>
      <text:p text:style-name="P16"><text:span text:style-name="T27">Tenemos un grupo de </text:span><text:span text:style-name="T28">7</text:span><text:span text:style-name="T27"> personas que tienen que votar, de entre ellos, los tres participantes que quieren que formen un tribunal. Supongamos que no pueden votarse entre ellos, que no hay abstenciones y que no los votan </text:span><text:span text:style-name="T2">en orden si no que los tres votos valen por igual</text:span><text:span text:style-name="T27">. Imaginemos estos resultados:</text:span></text:p>
      <text:p text:style-name="P16"/>
      <text:p text:style-name="P21">A: <text:span text:style-name="T28">B</text:span>DE </text:p>
      <text:p text:style-name="P21">B: DAF </text:p>
      <text:p text:style-name="P21">C: DGA</text:p>
      <text:p text:style-name="P21">D: C<text:span text:style-name="T28">B</text:span>E</text:p>
      <text:p text:style-name="P21">E: ABC</text:p>
      <text:p text:style-name="P21">F: ACD</text:p>
      <text:p text:style-name="P21">G: BAC</text:p>
      <text:p text:style-name="P21"/>
      <text:p text:style-name="P21">Vamos a interpretar estos resultados de esta manera: Si A ha votado a <text:span text:style-name="T25">B</text:span>, D y E. A prefiere a <text:span text:style-name="T25">B</text:span> por encima de <text:span text:style-name="T25">H</text:span>, de C y de G. Y lo mismo con D y E. <text:span text:style-name="T28">Creamos una tabla 7X7 donde, en la casil</text:span><text:span text:style-name="T1">l</text:span><text:span text:style-name="T28">a </text:span><text:span text:style-name="T25">de la</text:span><text:span text:style-name="T28"> fila i x columna j estará el número de miembros que prefieren a la persona i por encima de la persona j. Es decir el número de votaciones </text:span><text:span text:style-name="T29"><text:s/>(excepto la de j)</text:span><text:span text:style-name="T28"> en las que aparece la persona i y no la persona j.</text:span></text:p>
      <text:p text:style-name="P22"><text:span text:style-name="T28">H</text:span>aciendo la tabla a mano nos ha quedado <text:span text:style-name="T28">así:</text:span></text:p>
      <text:p text:style-name="P22"/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>A</text:p>
          </table:table-cell>
          <table:table-cell table:style-name="Tabla1.A1" office:value-type="string">
            <text:p text:style-name="P13">B</text:p>
          </table:table-cell>
          <table:table-cell table:style-name="Tabla1.A1" office:value-type="string">
            <text:p text:style-name="P13">C</text:p>
          </table:table-cell>
          <table:table-cell table:style-name="Tabla1.A1" office:value-type="string">
            <text:p text:style-name="P13">D</text:p>
          </table:table-cell>
          <table:table-cell table:style-name="Tabla1.A1" office:value-type="string">
            <text:p text:style-name="P13">E</text:p>
          </table:table-cell>
          <table:table-cell table:style-name="Tabla1.A1" office:value-type="string">
            <text:p text:style-name="P13">F</text:p>
          </table:table-cell>
          <table:table-cell table:style-name="Tabla1.A1" office:value-type="string">
            <text:p text:style-name="P13">G</text:p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">A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<text:span text:style-name="T1">5</text:span></text:p>
          </table:table-cell>
        </table:table-row>
        <table:table-row>
          <table:table-cell table:style-name="Tabla1.A1" office:value-type="string">
            <text:p text:style-name="P1">B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9">-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2</text:p>
          </table:table-cell>
        </table:table-row>
        <table:table-row>
          <table:table-cell table:style-name="Tabla1.A1" office:value-type="string">
            <text:p text:style-name="P1">C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9">-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2</text:p>
          </table:table-cell>
        </table:table-row>
        <table:table-row>
          <table:table-cell table:style-name="Tabla1.A1" office:value-type="string">
            <text:p text:style-name="P1">D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9">-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4">12</text:p>
          </table:table-cell>
        </table:table-row>
        <table:table-row>
          <table:table-cell table:style-name="Tabla1.A1" office:value-type="string">
            <text:p text:style-name="P1">E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5">6</text:p>
          </table:table-cell>
        </table:table-row>
        <table:table-row>
          <table:table-cell table:style-name="Tabla1.A1" office:value-type="string">
            <text:p text:style-name="P1">F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1">G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10">6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11">6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6">63</text:p>
          </table:table-cell>
        </table:table-row>
      </table:table>
      <text:p text:style-name="P23"/>
      <text:p text:style-name="P24">La tabla que sale en el artículo no queda exactamente igual, <text:span text:style-name="T25">pero</text:span><text:span text:style-name="T2"> vamos a trabajar con la que aparece </text:span><text:span text:style-name="T25">en el artículo puesto que los resultados son parecidos.</text:span></text:p>
      <text:p text:style-name="P24"/>
      <text:p text:style-name="P28">** <text:span text:style-name="T23">pego tabla **</text:span></text:p>
      <text:p text:style-name="P24"/>
      <text:p text:style-name="P24"><text:s/>El valor que aparece en la última columna es el número de veces que han preferido a ese miembro antes que a otro. <text:span text:style-name="T2">Y 63 es el número total de preferencias.</text:span></text:p>
      <text:p text:style-name="P15">Y dado un miembro, la suma de su fila y su columna siempre da 18 porque, cada uno de los miembros está siendo comparado con otros tres, por los 6 miembros restantes.</text:p>
      <text:p text:style-name="P18"><text:span text:style-name="T4">Si juzgamos por los resultados de esta </text:span><text:span text:style-name="T5">última </text:span><text:span text:style-name="T4">columna, </text:span><text:span text:style-name="T6">los miembros A y C son</text:span><text:span text:style-name="T4"> </text:span><text:span text:style-name="T6">los</text:span><text:span text:style-name="T4"> que tiene</text:span><text:span text:style-name="T6">n</text:span><text:span text:style-name="T4"> el valor más alto, </text:span><text:span text:style-name="T6">15,</text:span><text:span text:style-name="T4"> seguido</text:span><text:span text:style-name="T6">s del </text:span><text:span text:style-name="T5">participante</text:span><text:span text:style-name="T6"> B siendo preferido 12 veces </text:span><text:span text:style-name="T5">antes que</text:span><text:span text:style-name="T6"> otros miembros.</text:span><text:span text:style-name="T4"> </text:span><text:span text:style-name="T6">El autor del artículo dice “Como satisfacemos el mayor número de preferencias posibles, y como el número total de preferencias es constante, minimizamos el número de preferencias violadas”.</text:span></text:p>
      <text:p text:style-name="P29"/>
      <text:p text:style-name="P19"><text:span text:style-name="T6">S</text:span><text:span text:style-name="T7">upongamos ahora que los miembros votan en orden de preferencia, </text:span><text:span text:style-name="T5">con</text:span><text:span text:style-name="T7"> los mismos votos que antes. Por ejemplo, A habría votado primero B, luego D y por último E. </text:span><text:span text:style-name="T8">Antes cada elector expresaba 9 preferencias: A prefería a B por encima de CFG, a D por encima de CFG y a E por </text:span><text:soft-page-break/><text:span text:style-name="T8">encima de CFG. Ahora expresa 12 preferencias: a B por encima de DECFG, a D por encima de ECFG y a E por encima de CFG. Ahora obtendríamos la tabla:</text:span></text:p>
      <text:p text:style-name="P30"/>
      <text:p text:style-name="P19"><text:span text:style-name="T8">** </text:span><text:span text:style-name="T9">inserto tabla **</text:span></text:p>
      <text:p text:style-name="P31"/>
      <text:p text:style-name="P25"><text:span text:style-name="T9">d</text:span><text:span text:style-name="T3">onde los clasificados serían A, C y B, </text:span><text:span text:style-name="T10">mirando en la última columna de los resultados finales.</text:span></text:p>
      <text:p text:style-name="P32"/>
      <text:p text:style-name="P20"><text:span text:style-name="T10">Este método puede ser utilizado para cualquier número de miembros del grupo total y del comité que se quiere formar. Antes pusimos las condiciones de que no puede haber abstenciones, nadie se puede votar a sí mismo, son ellos mismos los que se votan entre ellos… Pero muchas de estas condiciones pueden relajarse: por ejemplo, votarse a sí mismo no afecta en nada al método, puede haber abstenciones, o incluso algún votante puede empatar a algunos de los miembros que vota. En este último caso simplemente ninguno tiene preferencia sobre el otro. También funciona si los que votan son un grupo de personas distintas a las personas votadas. </text:span><text:span text:style-name="T11">Este sistema propuesto funciona siempre que todos los jueces tengan el mismo número de votos y estos valgan lo mismo. </text:span><text:span text:style-name="T12">De esta manera hemos construido, dados un sistema de comparación por parejas, un ranking que minimiza el número de preferencias violadas.</text:span></text:p>
      <text:p text:style-name="P33"/>
      <text:p text:style-name="P26"><text:span text:style-name="T12">K</text:span><text:span text:style-name="T3">end</text:span><text:span text:style-name="T22">a</text:span><text:span text:style-name="T3">ll comenta ahora que va a “considerar diversos desarrollos que son necesarios para permitir un estudio más profundo de las situaciones de comparaciones por parejas”. Para ilustrarlo, utiliza un ejemplo.</text:span></text:p>
      <text:p text:style-name="P34"/>
      <text:p text:style-name="P26"><text:span text:style-name="T3">Supongamos 6 jugadores en un torneo de ajedrez, </text:span><text:span text:style-name="T13">donde si ganas te asignan 1 punto, si empatas ½ y si pierdes, 0. Y plasmémoslo en una tabla, siendo la fila i x columna j el resultado del participante i, en su partida contra el jugador j. En las casillas i x i pondremos ½. Esto no afectará en nada al resultado porque cada jugador tendrá simplemente ½ más.</text:span></text:p>
      <text:p text:style-name="P35"/>
      <text:p text:style-name="P35">**inserto tabla**</text:p>
      <text:p text:style-name="P35"/>
      <text:p text:style-name="P27"><text:span text:style-name="T13">E</text:span><text:span text:style-name="T3">n la última columna volvemos a observar la clasificación final de los jugadores. A y C quedaron los primeros, luego B, E y F, y por último D. Si hubiera tres premios de dinero, dividiríamos el primero y segundo entre A y B, y el tercero entre B, E y F. D se quedaría sin premio. Pero, como comenta Kendell, si nos fijamos en las partidas ganadas y perdidas, aunque D sólo haya ganado una partida, le ha ganado la partida al jugador A, que ha quedado el primer clasificado. Es decir, </text:span><text:span text:style-name="T15">ha ganado a</text:span><text:span text:style-name="T3">l que más partidas había ganado. E incluso A ha ganado a C pero están empatados en el primer puesto. Es el Doctor T.H.Wei. </text:span><text:span text:style-name="T15">q</text:span><text:span text:style-name="T3">uien, en 1952 en una tesis no publicada, sugiere un método para realizar otra clasificación:</text:span></text:p>
      <text:p text:style-name="P36"/>
      <text:p text:style-name="P40"><text:span text:style-name="T17">Se recalcula la puntuación de cada jugador </text:span><text:span text:style-name="T18">sumando</text:span><text:span text:style-name="T17"> l</text:span><text:span text:style-name="T18">as</text:span><text:span text:style-name="T17"> puntuaci</text:span><text:span text:style-name="T18">o</text:span><text:span text:style-name="T17">n</text:span><text:span text:style-name="T18">es</text:span><text:span text:style-name="T17"> de cada jugador al que haya ganado y ½ de la puntuación del jugador con el que haya empatado. La tabla nos quedaría ahora de esta manera:</text:span></text:p>
      <text:p text:style-name="P36"/>
      <text:p text:style-name="P36">**inserto tabla**</text:p>
      <text:p text:style-name="P36"/>
      <text:p text:style-name="P27"><text:span text:style-name="T3">Ahora las clasificaciones quedan distintas: A queda primero, </text:span><text:span text:style-name="T14">C segundo, y en tercer lugar el resto empatados. “¿Y qué pasa si repetimos este procedimiento otra vez?”, se plantea Kendell. Recalculando la puntuación con el mismo método y los nuevos datos, obtiene </text:span></text:p>
      <text:p text:style-name="P37"/>
      <text:p text:style-name="P37">**inserto tabla**</text:p>
      <text:p text:style-name="P37"/>
      <text:p text:style-name="P38">¿Y otra vez?</text:p>
      <text:p text:style-name="P38"/>
      <text:p text:style-name="P38"><text:soft-page-break/>**inserto tabla**</text:p>
      <text:p text:style-name="P38"/>
      <text:p text:style-name="P38">Llega un momento en el que al recalcular se obtienen los mismos datos que en el paso anterior, puesto que los valores se estabilizan, <text:span text:style-name="T30">logrando así un ranking final, que sería el que podríamos considerar como el más justo, y por tanto, nuestro objetivo es llegar a él.</text:span></text:p>
      <text:p text:style-name="P38"/>
      <text:p text:style-name="P39">Entonces, Kendell se da cuenta de lo siguiente. Si ponemos la tabla (7) como matriz, nos quedaría así:</text:p>
      <text:p text:style-name="P39"/>
      <text:p text:style-name="P39"><text:span text:style-name="T31">A = </text:span>(insertar matriz)</text:p>
      <text:p text:style-name="P39"/>
      <text:p text:style-name="P39">Y si multiplicamos esta matriz por sí misma, es decir, la elevamos al cuadrado, obtenemos una matriz equivalente a la tabla 8. Si tomamos esta matriz resultante y volvemos a multiplicarla por la matriz A, entonces obtenemos los resultados de la tabla 9. Es decir, realizar el proceso propuesto por el doctor T. H. Wei n veces, es equivalente a elevar la matriz A <text:span text:style-name="T32">a</text:span> n. Llegamos a una conclusión muy interesante, y es que la obtención de la matriz formada por los valores estabilizados, es similar a calcular </text:p>
      <text:p text:style-name="P39"/>
      <text:p text:style-name="P39"><text:tab/><text:tab/><text:tab/><text:tab/><text:tab/>lim n→(infinito) A^n</text:p>
      <text:p text:style-name="P39"/>
      <text:p text:style-name="P39"/>
      <text:p text:style-name="P41"><text:span text:style-name="T19">A continuación, el autor del artículo plantea el problema como un problema de grafos. Suponiendo un caso en el que tenemos n objetos, podemos representar las comparaciones por pares como grafos, en el que cada objeto estará representado por un vértice, y cada comparación estará determinada por una arista, de forma que, si se prefiere al objeto i frente al objeto j, entonces habrá una flecha que vaya del vértice que representa al objeto i, al vértice que representa al </text:span><text:span text:style-name="T21">objeto</text:span><text:span text:style-name="T19"> j. </text:span><text:span text:style-name="T20">En el caso de que se determine que no hay preferencia entre un objeto i y uno j, entonces se dibujara una arista no dirigida entre ellos.</text:span></text:p>
      <text:p text:style-name="P39"/>
      <text:p text:style-name="P43"><text:span text:style-name="T16">Como nuestra intención es poder relacionar todos los objetos entre sí, es decir, que se determine la preferencia en todos los pares posibles de objetos, tenemos un grafo completo de n </text:span><text:span text:style-name="T21">vértices</text:span><text:span text:style-name="T16">.</text:span></text:p>
      <text:p text:style-name="P45"/>
      <text:p text:style-name="P45">En el caso del torneo de ajedrez, tendríamos un grafo como el siguiente:</text:p>
      <text:p text:style-name="P45"/>
      <text:p text:style-name="P45">(insertar grafo)</text:p>
      <text:p text:style-name="P45"/>
      <text:p text:style-name="P42"><text:span text:style-name="T20">Entonces, podemos ver que la tabla 7 puede construirse otorgando a cada vértice, un 1 por cada arista que salga de él, ½ por el camino a sí mismo </text:span><text:span text:style-name="T21">(que no se pinta)</text:span><text:span text:style-name="T20">, y ½ por cada arista que pase por el vértice sin tener flecha (los empates). </text:span><text:span text:style-name="T21">Posteriormente, calculamos para cada vértice, el número de caminos que podemos tomar saliendo de él y dando dos pasos (longitud de camino 2). Asignamos puntuaciones a estos caminos de la misma forma que en el primer paso y los sumamos, obteniendo así la tabla 8. Si volvemos a hacer esto pero con caminos de longitud 3, obtenemos la tabla 9.</text:span></text:p>
      <text:p text:style-name="P39"/>
      <text:p text:style-name="P46">De nuevo, calcular estas sucesivas tablas a través de los caminos de longitud n, equivale a realizar n veces el método del doctor T.H.Wei o elevar la matriz A <text:span text:style-name="T32">a </text:span>n.</text:p>
      <text:p text:style-name="P46"/>
      <text:p text:style-name="P47">Por tanto, como queremos obtener el ranking más justo, al final nuestro objetivo es calcular el límite mencionado anteriormente. (Mirar si es diagonalizable) Como la matriz A es diagonalizable, este límite va a estar determinado por sus valores propios y, particularmente, por su radio espectral.</text:p>
      <text:p text:style-name="P47"/>
      <text:p text:style-name="P47"><text:soft-page-break/>El estudio de la comparación por pares de la forma explicada, guarda grandes similitudes con el algoritmo de PageRank. Primero, vamos a explicar de qué trata este algoritm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20:04:16.326968451</meta:creation-date>
    <dc:date>2021-06-17T21:08:09.852000000</dc:date>
    <meta:editing-duration>PT5H39M34S</meta:editing-duration>
    <meta:editing-cycles>7</meta:editing-cycles>
    <meta:generator>LibreOffice/7.0.0.3$Windows_X86_64 LibreOffice_project/8061b3e9204bef6b321a21033174034a5e2ea88e</meta:generator>
    <meta:document-statistic meta:table-count="1" meta:image-count="0" meta:object-count="0" meta:page-count="4" meta:paragraph-count="121" meta:word-count="1562" meta:character-count="8395" meta:non-whitespace-character-count="6944"/>
  </office:meta>
</office:document-meta>
</file>